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3"/>
    <style:style style:name="ce4" style:family="table-cell" style:parent-style-name="Default" style:data-style-name="N2"/>
    <style:style style:name="ce5" style:family="table-cell" style:parent-style-name="Default" style:data-style-name="N123"/>
    <style:style style:name="ce6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862cm" svg:height="2.311cm" svg:x="96.035cm" svg:y="16.627cm">
            <draw:object draw:notify-on-update-of-ranges="Sheet1.A1:Sheet1.H1 Sheet1.A2:Sheet1.H2 Sheet1.A3:Sheet1.H3 Sheet1.A4:Sheet1.H4 Sheet1.A5:Sheet1.H5 Sheet1.A6:Sheet1.H6 Sheet1.A7:Sheet1.H7 Sheet1.A8:Sheet1.H8 Sheet1.A9:Sheet1.H9 Sheet1.A10:Sheet1.H10 Sheet1.A11:Sheet1.H11 Sheet1.A12:Sheet1.H12 Sheet1.A13:Sheet1.H13 Sheet1.A14:Sheet1.H14 Sheet1.A15:Sheet1.H15 Sheet1.A16:Sheet1.H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.553cm" svg:height="2.682cm" draw:transform="rotate (-3.14159265358979) translate (82.495cm 4.064cm)">
            <draw:object draw:notify-on-update-of-ranges="Sheet1.B2:Sheet1.H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1cm" svg:height="9.005cm" svg:x="81.163cm" svg:y="10.172cm">
            <draw:object draw:notify-on-update-of-ranges="Sheet1.B1:Sheet1.H1 Sheet1.B2:Sheet1.H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465cm" svg:height="5.949cm" svg:x="78.169cm" svg:y="4.41cm">
            <draw:object draw:notify-on-update-of-ranges="Sheet1.B1:Sheet1.H1 Sheet1.B11:Sheet1.H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.212cm" svg:height="13.148cm" svg:x="0.246cm" svg:y="7.544cm">
            <draw:object draw:notify-on-update-of-ranges="Sheet1.B1:Sheet1.H1 Sheet1.B2:Sheet1.H2 Sheet1.B3:Sheet1.H3 Sheet1.B4:Sheet1.H4 Sheet1.B5:Sheet1.H5 Sheet1.B6:Sheet1.H6 Sheet1.B7:Sheet1.H7 Sheet1.B8:Sheet1.H8 Sheet1.B9:Sheet1.H9 Sheet1.B10:Sheet1.H10 Sheet1.B11:Sheet1.H11 Sheet1.B12:Sheet1.H12 Sheet1.B13:Sheet1.H13 Sheet1.B14:Sheet1.H14 Sheet1.B15:Sheet1.H15 Sheet1.B16:Sheet1.H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9.908cm" svg:height="12.962cm" svg:x="19.798cm" svg:y="7.597cm">
            <draw:object draw:notify-on-update-of-ranges="Sheet1.E15:Sheet1.E15 Sheet1.E4:Sheet1.E4 Sheet1.J4:Sheet1.J4 Sheet1.E9:Sheet1.E9 Sheet1.J9:Sheet1.J9 Sheet1.E11:Sheet1.E11 Sheet1.J11:Sheet1.J11 Sheet1.E13:Sheet1.E13 Sheet1.J13:Sheet1.J13 Sheet1.E15:Sheet1.E15 Sheet1.J15:Sheet1.J1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9.933cm" svg:height="11.767cm" svg:x="19.769cm" svg:y="20.984cm">
            <draw:object draw:notify-on-update-of-ranges="Sheet1.L4:Sheet1.L4 Sheet1.M4:Sheet1.M4 Sheet1.M13:Sheet1.M13 Sheet1.L13:Sheet1.L13 Sheet1.M9:Sheet1.M9 Sheet1.L9:Sheet1.L9 Sheet1.M11:Sheet1.M11 Sheet1.L11:Sheet1.L11 Sheet1.M15:Sheet1.M15 Sheet1.L15:Sheet1.L1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6.013cm" svg:height="9.004cm" svg:x="37.829cm" svg:y="22.498cm">
            <draw:object draw:notify-on-update-of-ranges="Sheet1.Q4:Sheet1.Q4 Sheet1.L4:Sheet1.L4 Sheet1.Q9:Sheet1.Q9 Sheet1.L9:Sheet1.L9 Sheet1.Q11:Sheet1.Q11 Sheet1.L11:Sheet1.L11 Sheet1.Q13:Sheet1.Q13 Sheet1.L13:Sheet1.L13 Sheet1.Q15:Sheet1.Q15 Sheet1.L15:Sheet1.L1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5"/>
        <table:table-column table:style-name="co9" table:default-cell-style-name="ce6"/>
        <table:table-column table:style-name="co1" table:default-cell-style-name="ce5"/>
        <table:table-row table:style-name="ro1">
          <table:table-cell table:style-name="ce1" office:value-type="string" calcext:value-type="string">
            <text:p>Res/K_elec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4.15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10.0</text:p>
          </table:table-cell>
          <table:table-cell table:style-name="ce2" office:value-type="string" calcext:value-type="string">
            <text:p>20.0</text:p>
          </table:table-cell>
          <table:table-cell/>
          <table:table-cell table:style-name="ce1" office:value-type="string" calcext:value-type="string">
            <text:p>pKa Exp</text:p>
          </table:table-cell>
          <table:table-cell table:style-name="Default" office:value-type="string" calcext:value-type="string">
            <text:p>Sim Leite</text:p>
          </table:table-cell>
          <table:table-cell table:style-name="Default" office:value-type="string" calcext:value-type="string">
            <text:p>Delta pKa Exp-0</text:p>
          </table:table-cell>
          <table:table-cell table:style-name="Default" office:value-type="string" calcext:value-type="string">
            <text:p>Delta pKa 4.15-0</text:p>
          </table:table-cell>
          <table:table-cell table:style-name="Default"/>
          <table:table-cell table:style-name="Default" office:value-type="string" calcext:value-type="string">
            <text:p>Delta pKa Exp-Sim</text:p>
          </table:table-cell>
          <table:table-cell table:style-name="Default"/>
          <table:table-cell table:style-name="Default" office:value-type="string" calcext:value-type="string">
            <text:p>Delta Leite-0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float" office:value="10.5906935349" calcext:value-type="float">
            <text:p>10.59069</text:p>
          </table:table-cell>
          <table:table-cell office:value-type="float" office:value="10.6809867837" calcext:value-type="float">
            <text:p>10.68099</text:p>
          </table:table-cell>
          <table:table-cell office:value-type="float" office:value="10.7322903288" calcext:value-type="float">
            <text:p>10.73229</text:p>
          </table:table-cell>
          <table:table-cell office:value-type="float" office:value="10.8144437872" calcext:value-type="float">
            <text:p>10.81444</text:p>
          </table:table-cell>
          <table:table-cell office:value-type="float" office:value="10.9730686764" calcext:value-type="float">
            <text:p>10.97307</text:p>
          </table:table-cell>
          <table:table-cell office:value-type="float" office:value="11.1359828376" calcext:value-type="float">
            <text:p>11.13598</text:p>
          </table:table-cell>
          <table:table-cell office:value-type="float" office:value="11.7686381745" calcext:value-type="float">
            <text:p>11.7686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.0</text:p>
          </table:table-cell>
          <table:table-cell office:value-type="float" office:value="10.5993975296" calcext:value-type="float">
            <text:p>10.59940</text:p>
          </table:table-cell>
          <table:table-cell office:value-type="float" office:value="10.5680613728" calcext:value-type="float">
            <text:p>10.56806</text:p>
          </table:table-cell>
          <table:table-cell office:value-type="float" office:value="10.6442842407" calcext:value-type="float">
            <text:p>10.64428</text:p>
          </table:table-cell>
          <table:table-cell office:value-type="float" office:value="10.7135732073" calcext:value-type="float">
            <text:p>10.71357</text:p>
          </table:table-cell>
          <table:table-cell office:value-type="float" office:value="10.7459842776" calcext:value-type="float">
            <text:p>10.74598</text:p>
          </table:table-cell>
          <table:table-cell office:value-type="float" office:value="10.788854804" calcext:value-type="float">
            <text:p>10.78885</text:p>
          </table:table-cell>
          <table:table-cell office:value-type="float" office:value="11.1209329899" calcext:value-type="float">
            <text:p>11.120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.0</text:p>
          </table:table-cell>
          <table:table-cell office:value-type="float" office:value="4.03939633693" calcext:value-type="float">
            <text:p>4.03940</text:p>
          </table:table-cell>
          <table:table-cell office:value-type="float" office:value="3.61977087756" calcext:value-type="float">
            <text:p>3.61977</text:p>
          </table:table-cell>
          <table:table-cell office:value-type="float" office:value="3.07832553953" calcext:value-type="float">
            <text:p>3.07833</text:p>
          </table:table-cell>
          <table:table-cell office:value-type="float" office:value="2.51431260845" calcext:value-type="float">
            <text:p>2.51431</text:p>
          </table:table-cell>
          <table:table-cell office:value-type="float" office:value="1.4404561741" calcext:value-type="float">
            <text:p>1.44046</text:p>
          </table:table-cell>
          <table:table-cell office:value-type="float" office:value="0.295120231793" calcext:value-type="float">
            <text:p>0.29512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 office:value-type="float" office:value="1.9" calcext:value-type="float">
            <text:p>1.9000</text:p>
          </table:table-cell>
          <table:table-cell table:formula="of:=[.J4]-[.B4]" office:value-type="float" office:value="-1.03939633693" calcext:value-type="float">
            <text:p>-1.0394</text:p>
          </table:table-cell>
          <table:table-cell table:formula="of:=[.E4]-[.B4]" office:value-type="float" office:value="-1.52508372848" calcext:value-type="float">
            <text:p>-1.5251</text:p>
          </table:table-cell>
          <table:table-cell/>
          <table:table-cell table:formula="of:=[.J4]-[.E4]" office:value-type="float" office:value="0.48568739155" calcext:value-type="float">
            <text:p>0.4857</text:p>
          </table:table-cell>
          <table:table-cell/>
          <table:table-cell table:formula="of:=[.K4]-[.B4]" office:value-type="float" office:value="-2.13939633693" calcext:value-type="float">
            <text:p>-2.1394</text:p>
          </table:table-cell>
        </table:table-row>
        <table:table-row table:style-name="ro1">
          <table:table-cell office:value-type="float" office:value="10" calcext:value-type="float">
            <text:p>10.0</text:p>
          </table:table-cell>
          <table:table-cell office:value-type="float" office:value="10.593547021" calcext:value-type="float">
            <text:p>10.59355</text:p>
          </table:table-cell>
          <table:table-cell office:value-type="float" office:value="10.6055017246" calcext:value-type="float">
            <text:p>10.60550</text:p>
          </table:table-cell>
          <table:table-cell office:value-type="float" office:value="10.5840376114" calcext:value-type="float">
            <text:p>10.58404</text:p>
          </table:table-cell>
          <table:table-cell office:value-type="float" office:value="10.5912199442" calcext:value-type="float">
            <text:p>10.59122</text:p>
          </table:table-cell>
          <table:table-cell office:value-type="float" office:value="10.5389145606" calcext:value-type="float">
            <text:p>10.53891</text:p>
          </table:table-cell>
          <table:table-cell office:value-type="float" office:value="10.4654004456" calcext:value-type="float">
            <text:p>10.46540</text:p>
          </table:table-cell>
          <table:table-cell office:value-type="float" office:value="10.5554165277" calcext:value-type="float">
            <text:p>10.5554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.0</text:p>
          </table:table-cell>
          <table:table-cell office:value-type="float" office:value="10.6167973969" calcext:value-type="float">
            <text:p>10.61680</text:p>
          </table:table-cell>
          <table:table-cell office:value-type="float" office:value="10.6084365375" calcext:value-type="float">
            <text:p>10.60844</text:p>
          </table:table-cell>
          <table:table-cell office:value-type="float" office:value="10.5407079561" calcext:value-type="float">
            <text:p>10.54071</text:p>
          </table:table-cell>
          <table:table-cell office:value-type="float" office:value="10.5525502365" calcext:value-type="float">
            <text:p>10.55255</text:p>
          </table:table-cell>
          <table:table-cell office:value-type="float" office:value="10.4237300153" calcext:value-type="float">
            <text:p>10.42373</text:p>
          </table:table-cell>
          <table:table-cell office:value-type="float" office:value="10.1209918838" calcext:value-type="float">
            <text:p>10.12099</text:p>
          </table:table-cell>
          <table:table-cell office:value-type="float" office:value="9.05147551837" calcext:value-type="float">
            <text:p>9.0514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.0</text:p>
          </table:table-cell>
          <table:table-cell office:value-type="float" office:value="10.6074467624" calcext:value-type="float">
            <text:p>10.60745</text:p>
          </table:table-cell>
          <table:table-cell office:value-type="float" office:value="10.7204951431" calcext:value-type="float">
            <text:p>10.72050</text:p>
          </table:table-cell>
          <table:table-cell office:value-type="float" office:value="10.8128049022" calcext:value-type="float">
            <text:p>10.81280</text:p>
          </table:table-cell>
          <table:table-cell office:value-type="float" office:value="10.9376082403" calcext:value-type="float">
            <text:p>10.93761</text:p>
          </table:table-cell>
          <table:table-cell office:value-type="float" office:value="11.369540946" calcext:value-type="float">
            <text:p>11.36954</text:p>
          </table:table-cell>
          <table:table-cell office:value-type="float" office:value="11.7598672905" calcext:value-type="float">
            <text:p>11.75987</text:p>
          </table:table-cell>
          <table:table-cell office:value-type="float" office:value="14.3854281933" calcext:value-type="float">
            <text:p>14.3854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.0</text:p>
          </table:table-cell>
          <table:table-cell office:value-type="float" office:value="10.5790331283" calcext:value-type="float">
            <text:p>10.57903</text:p>
          </table:table-cell>
          <table:table-cell office:value-type="float" office:value="10.6305457672" calcext:value-type="float">
            <text:p>10.63055</text:p>
          </table:table-cell>
          <table:table-cell office:value-type="float" office:value="10.6602722655" calcext:value-type="float">
            <text:p>10.66027</text:p>
          </table:table-cell>
          <table:table-cell office:value-type="float" office:value="10.7738288426" calcext:value-type="float">
            <text:p>10.77383</text:p>
          </table:table-cell>
          <table:table-cell office:value-type="float" office:value="10.746747289" calcext:value-type="float">
            <text:p>10.74675</text:p>
          </table:table-cell>
          <table:table-cell office:value-type="float" office:value="10.851880477" calcext:value-type="float">
            <text:p>10.85188</text:p>
          </table:table-cell>
          <table:table-cell office:value-type="float" office:value="10.5013023289" calcext:value-type="float">
            <text:p>10.5013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.0</text:p>
          </table:table-cell>
          <table:table-cell office:value-type="float" office:value="4.51606904801" calcext:value-type="float">
            <text:p>4.51607</text:p>
          </table:table-cell>
          <table:table-cell office:value-type="float" office:value="4.18787577065" calcext:value-type="float">
            <text:p>4.18788</text:p>
          </table:table-cell>
          <table:table-cell office:value-type="float" office:value="3.7758829069" calcext:value-type="float">
            <text:p>3.77588</text:p>
          </table:table-cell>
          <table:table-cell office:value-type="float" office:value="3.20966250659" calcext:value-type="float">
            <text:p>3.20966</text:p>
          </table:table-cell>
          <table:table-cell office:value-type="float" office:value="2.38909030931" calcext:value-type="float">
            <text:p>2.38909</text:p>
          </table:table-cell>
          <table:table-cell office:value-type="float" office:value="1.37441589003" calcext:value-type="float">
            <text:p>1.37442</text:p>
          </table:table-cell>
          <table:table-cell office:value-type="float" office:value="-1.65402798238" calcext:value-type="float">
            <text:p>-1.65403</text:p>
          </table:table-cell>
          <table:table-cell/>
          <table:table-cell office:value-type="float" office:value="3.6" calcext:value-type="float">
            <text:p>3.60</text:p>
          </table:table-cell>
          <table:table-cell office:value-type="float" office:value="3" calcext:value-type="float">
            <text:p>3.0000</text:p>
          </table:table-cell>
          <table:table-cell table:formula="of:=[.J9]-[.B9]" office:value-type="float" office:value="-0.91606904801" calcext:value-type="float">
            <text:p>-0.9161</text:p>
          </table:table-cell>
          <table:table-cell table:formula="of:=[.E9]-[.B9]" office:value-type="float" office:value="-1.30640654142" calcext:value-type="float">
            <text:p>-1.3064</text:p>
          </table:table-cell>
          <table:table-cell/>
          <table:table-cell table:formula="of:=[.J9]-[.E9]" office:value-type="float" office:value="0.39033749341" calcext:value-type="float">
            <text:p>0.3903</text:p>
          </table:table-cell>
          <table:table-cell/>
          <table:table-cell table:formula="of:=[.K9]-[.B9]" office:value-type="float" office:value="-1.51606904801" calcext:value-type="float">
            <text:p>-1.5161</text:p>
          </table:table-cell>
        </table:table-row>
        <table:table-row table:style-name="ro1">
          <table:table-cell office:value-type="float" office:value="19" calcext:value-type="float">
            <text:p>19.0</text:p>
          </table:table-cell>
          <table:table-cell office:value-type="float" office:value="10.5731200946" calcext:value-type="float">
            <text:p>10.57312</text:p>
          </table:table-cell>
          <table:table-cell office:value-type="float" office:value="10.6511425518" calcext:value-type="float">
            <text:p>10.65114</text:p>
          </table:table-cell>
          <table:table-cell office:value-type="float" office:value="10.6973586382" calcext:value-type="float">
            <text:p>10.69736</text:p>
          </table:table-cell>
          <table:table-cell office:value-type="float" office:value="10.7427305463" calcext:value-type="float">
            <text:p>10.74273</text:p>
          </table:table-cell>
          <table:table-cell office:value-type="float" office:value="10.9076986633" calcext:value-type="float">
            <text:p>10.90770</text:p>
          </table:table-cell>
          <table:table-cell office:value-type="float" office:value="11.1058911299" calcext:value-type="float">
            <text:p>11.10589</text:p>
          </table:table-cell>
          <table:table-cell office:value-type="float" office:value="11.5510068799" calcext:value-type="float">
            <text:p>11.5510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.0</text:p>
          </table:table-cell>
          <table:table-cell office:value-type="float" office:value="4.00416880973" calcext:value-type="float">
            <text:p>4.00417</text:p>
          </table:table-cell>
          <table:table-cell office:value-type="float" office:value="3.93214654125" calcext:value-type="float">
            <text:p>3.93215</text:p>
          </table:table-cell>
          <table:table-cell office:value-type="float" office:value="3.80302760039" calcext:value-type="float">
            <text:p>3.80303</text:p>
          </table:table-cell>
          <table:table-cell office:value-type="float" office:value="3.67169773964" calcext:value-type="float">
            <text:p>3.67170</text:p>
          </table:table-cell>
          <table:table-cell office:value-type="float" office:value="3.4175254076" calcext:value-type="float">
            <text:p>3.41753</text:p>
          </table:table-cell>
          <table:table-cell office:value-type="float" office:value="3.23545979529" calcext:value-type="float">
            <text:p>3.23546</text:p>
          </table:table-cell>
          <table:table-cell office:value-type="float" office:value="2.54186339924" calcext:value-type="float">
            <text:p>2.54186</text:p>
          </table:table-cell>
          <table:table-cell/>
          <table:table-cell office:value-type="float" office:value="3.1" calcext:value-type="float">
            <text:p>3.10</text:p>
          </table:table-cell>
          <table:table-cell office:value-type="float" office:value="3.2" calcext:value-type="float">
            <text:p>3.2000</text:p>
          </table:table-cell>
          <table:table-cell table:formula="of:=[.J11]-[.B11]" office:value-type="float" office:value="-0.90416880973" calcext:value-type="float">
            <text:p>-0.9042</text:p>
          </table:table-cell>
          <table:table-cell table:formula="of:=[.E11]-[.B11]" office:value-type="float" office:value="-0.33247107009" calcext:value-type="float">
            <text:p>-0.3325</text:p>
          </table:table-cell>
          <table:table-cell/>
          <table:table-cell table:formula="of:=[.J11]-[.E11]" office:value-type="float" office:value="-0.57169773964" calcext:value-type="float">
            <text:p>-0.5717</text:p>
          </table:table-cell>
          <table:table-cell/>
          <table:table-cell table:formula="of:=[.K11]-[.B11]" office:value-type="float" office:value="-0.80416880973" calcext:value-type="float">
            <text:p>-0.8042</text:p>
          </table:table-cell>
        </table:table-row>
        <table:table-row table:style-name="ro1">
          <table:table-cell office:value-type="float" office:value="32" calcext:value-type="float">
            <text:p>32.0</text:p>
          </table:table-cell>
          <table:table-cell office:value-type="float" office:value="10.6130210883" calcext:value-type="float">
            <text:p>10.61302</text:p>
          </table:table-cell>
          <table:table-cell office:value-type="float" office:value="10.6208351848" calcext:value-type="float">
            <text:p>10.62084</text:p>
          </table:table-cell>
          <table:table-cell office:value-type="float" office:value="10.6541177974" calcext:value-type="float">
            <text:p>10.65412</text:p>
          </table:table-cell>
          <table:table-cell office:value-type="float" office:value="10.6540718707" calcext:value-type="float">
            <text:p>10.65407</text:p>
          </table:table-cell>
          <table:table-cell office:value-type="float" office:value="10.6669026947" calcext:value-type="float">
            <text:p>10.66690</text:p>
          </table:table-cell>
          <table:table-cell office:value-type="float" office:value="10.7998141575" calcext:value-type="float">
            <text:p>10.79981</text:p>
          </table:table-cell>
          <table:table-cell office:value-type="float" office:value="10.8096180805" calcext:value-type="float">
            <text:p>10.8096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.0</text:p>
          </table:table-cell>
          <table:table-cell office:value-type="float" office:value="4.52412875066" calcext:value-type="float">
            <text:p>4.52413</text:p>
          </table:table-cell>
          <table:table-cell office:value-type="float" office:value="4.45009788758" calcext:value-type="float">
            <text:p>4.45010</text:p>
          </table:table-cell>
          <table:table-cell office:value-type="float" office:value="4.26005584253" calcext:value-type="float">
            <text:p>4.26006</text:p>
          </table:table-cell>
          <table:table-cell office:value-type="float" office:value="4.01515761033" calcext:value-type="float">
            <text:p>4.01516</text:p>
          </table:table-cell>
          <table:table-cell office:value-type="float" office:value="3.79384689447" calcext:value-type="float">
            <text:p>3.79385</text:p>
          </table:table-cell>
          <table:table-cell office:value-type="float" office:value="3.4981484966" calcext:value-type="float">
            <text:p>3.49815</text:p>
          </table:table-cell>
          <table:table-cell office:value-type="float" office:value="2.43389278761" calcext:value-type="float">
            <text:p>2.43389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float" office:value="3.6" calcext:value-type="float">
            <text:p>3.6000</text:p>
          </table:table-cell>
          <table:table-cell table:formula="of:=[.J13]-[.B13]" office:value-type="float" office:value="-0.52412875066" calcext:value-type="float">
            <text:p>-0.5241</text:p>
          </table:table-cell>
          <table:table-cell table:formula="of:=[.E13]-[.B13]" office:value-type="float" office:value="-0.50897114033" calcext:value-type="float">
            <text:p>-0.5090</text:p>
          </table:table-cell>
          <table:table-cell/>
          <table:table-cell table:formula="of:=[.J13]-[.E13]" office:value-type="float" office:value="-0.0151576103300002" calcext:value-type="float">
            <text:p>-0.0152</text:p>
          </table:table-cell>
          <table:table-cell/>
          <table:table-cell table:formula="of:=[.K13]-[.B13]" office:value-type="float" office:value="-0.92412875066" calcext:value-type="float">
            <text:p>-0.9241</text:p>
          </table:table-cell>
        </table:table-row>
        <table:table-row table:style-name="ro1">
          <table:table-cell office:value-type="float" office:value="45" calcext:value-type="float">
            <text:p>45.0</text:p>
          </table:table-cell>
          <table:table-cell office:value-type="float" office:value="10.6066123032" calcext:value-type="float">
            <text:p>10.60661</text:p>
          </table:table-cell>
          <table:table-cell office:value-type="float" office:value="10.6752650212" calcext:value-type="float">
            <text:p>10.67527</text:p>
          </table:table-cell>
          <table:table-cell office:value-type="float" office:value="10.7812966449" calcext:value-type="float">
            <text:p>10.78130</text:p>
          </table:table-cell>
          <table:table-cell office:value-type="float" office:value="10.9040476713" calcext:value-type="float">
            <text:p>10.90405</text:p>
          </table:table-cell>
          <table:table-cell office:value-type="float" office:value="11.0809614257" calcext:value-type="float">
            <text:p>11.08096</text:p>
          </table:table-cell>
          <table:table-cell office:value-type="float" office:value="11.3077784857" calcext:value-type="float">
            <text:p>11.30778</text:p>
          </table:table-cell>
          <table:table-cell office:value-type="float" office:value="12.0875689313" calcext:value-type="float">
            <text:p>12.0875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.0</text:p>
          </table:table-cell>
          <table:table-cell office:value-type="float" office:value="4.5058278476" calcext:value-type="float">
            <text:p>4.50583</text:p>
          </table:table-cell>
          <table:table-cell office:value-type="float" office:value="4.31128851136" calcext:value-type="float">
            <text:p>4.31129</text:p>
          </table:table-cell>
          <table:table-cell office:value-type="float" office:value="3.99390490329" calcext:value-type="float">
            <text:p>3.99390</text:p>
          </table:table-cell>
          <table:table-cell office:value-type="float" office:value="3.8484005055" calcext:value-type="float">
            <text:p>3.84840</text:p>
          </table:table-cell>
          <table:table-cell office:value-type="float" office:value="3.41499938991" calcext:value-type="float">
            <text:p>3.41500</text:p>
          </table:table-cell>
          <table:table-cell office:value-type="float" office:value="2.91909834944" calcext:value-type="float">
            <text:p>2.91910</text:p>
          </table:table-cell>
          <table:table-cell office:value-type="float" office:value="1.23481467086" calcext:value-type="float">
            <text:p>1.23481</text:p>
          </table:table-cell>
          <table:table-cell/>
          <table:table-cell office:value-type="float" office:value="4.2" calcext:value-type="float">
            <text:p>4.20</text:p>
          </table:table-cell>
          <table:table-cell office:value-type="float" office:value="3.5" calcext:value-type="float">
            <text:p>3.5000</text:p>
          </table:table-cell>
          <table:table-cell table:formula="of:=[.J15]-[.B15]" office:value-type="float" office:value="-0.3058278476" calcext:value-type="float">
            <text:p>-0.3058</text:p>
          </table:table-cell>
          <table:table-cell table:formula="of:=[.E15]-[.B15]" office:value-type="float" office:value="-0.6574273421" calcext:value-type="float">
            <text:p>-0.6574</text:p>
          </table:table-cell>
          <table:table-cell table:style-name="Default"/>
          <table:table-cell table:formula="of:=[.J15]-[.E15]" office:value-type="float" office:value="0.3515994945" calcext:value-type="float">
            <text:p>0.3516</text:p>
          </table:table-cell>
          <table:table-cell table:style-name="Default"/>
          <table:table-cell table:formula="of:=[.K15]-[.B15]" office:value-type="float" office:value="-1.0058278476" calcext:value-type="float">
            <text:p>-1.0058</text:p>
          </table:table-cell>
        </table:table-row>
        <table:table-row table:style-name="ro1">
          <table:table-cell office:value-type="float" office:value="51" calcext:value-type="float">
            <text:p>51.0</text:p>
          </table:table-cell>
          <table:table-cell office:value-type="float" office:value="10.6076190247" calcext:value-type="float">
            <text:p>10.60762</text:p>
          </table:table-cell>
          <table:table-cell office:value-type="float" office:value="10.6661751927" calcext:value-type="float">
            <text:p>10.66618</text:p>
          </table:table-cell>
          <table:table-cell office:value-type="float" office:value="10.7313956821" calcext:value-type="float">
            <text:p>10.73140</text:p>
          </table:table-cell>
          <table:table-cell office:value-type="float" office:value="10.8607751437" calcext:value-type="float">
            <text:p>10.86078</text:p>
          </table:table-cell>
          <table:table-cell office:value-type="float" office:value="11.0239342719" calcext:value-type="float">
            <text:p>11.02393</text:p>
          </table:table-cell>
          <table:table-cell office:value-type="float" office:value="11.1761070293" calcext:value-type="float">
            <text:p>11.17611</text:p>
          </table:table-cell>
          <table:table-cell office:value-type="float" office:value="11.8577178274" calcext:value-type="float">
            <text:p>11.85772</text:p>
          </table:table-cell>
          <table:table-cell/>
          <table:table-cell table:style-name="ce1"/>
          <table:table-cell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8"/>
          <table:table-cell table:style-name="ce3"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 table:style-name="ce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number:currency-style style:name="N103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currency-symbol number:language="es" number:country="AR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number:min-integer-digits="1" number:decimal-replacement="--" number:grouping="true"/>
      <number:text>)</number:text>
      <style:map style:condition="value()&gt;=0" style:apply-style-name="N105P0"/>
    </number:currency-style>
    <number:number-style style:name="N106">
      <number:number number:decimal-places="0" number:min-integer-digits="3" number:grouping="true"/>
    </number:number-style>
    <number:number-style style:name="N107">
      <number:number number:decimal-places="7" number:min-integer-digits="1"/>
    </number:number-style>
    <number:number-style style:name="N108">
      <number:number number:decimal-places="0" number:min-integer-digits="2" number:grouping="true"/>
    </number:number-style>
    <number:number-style style:name="N109">
      <number:number number:decimal-places="4" number:min-integer-digits="0" number:decimal-replacement=""/>
    </number:number-style>
    <number:currency-style style:name="N110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7P0" style:volatile="true">
      <number:currency-symbol number:language="en" number:country="GB">£</number:currency-symbol>
      <loext:fill-character> </loext:fill-character>
      <number:number number:decimal-places="0" number:min-integer-digits="1" number:grouping="true"/>
    </number:currency-style>
    <number:currency-style style:name="N117">
      <number:text>-</number:text>
      <number:currency-symbol number:language="en" number:country="GB">£</number:currency-symbol>
      <loext:fill-character> </loext:fill-character>
      <number:number number: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loext:fill-character> </loext:fill-character>
      <number:number number:decimal-places="2" number:min-integer-digits="1" number:grouping="true"/>
    </number:currency-style>
    <number:currency-style style:name="N118">
      <number:text>-</number:text>
      <number:currency-symbol number:language="en" number:country="GB">£</number:currency-symbol>
      <loext:fill-character> </loext:fill-character>
      <number:number number:decimal-places="2" number:min-integer-digits="1" number:grouping="true"/>
      <style:map style:condition="value()&gt;=0" style:apply-style-name="N118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0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56:11.304417484</meta:creation-date>
    <dc:date>2017-03-13T16:33:44.163427216</dc:date>
    <meta:editing-duration>PT47M55S</meta:editing-duration>
    <meta:editing-cycles>2</meta:editing-cycles>
    <meta:generator>LibreOffice/4.2.8.2$Linux_X86_64 LibreOffice_project/420m0$Build-2</meta:generator>
    <meta:document-statistic meta:table-count="1" meta:cell-count="16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7" number:min-integer-digits="1"/>
    </number:number-style>
    <number:number-style style:name="N12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107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107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.863cm" svg:height="2.312cm" xlink:href=".." xlink:type="simple" chart:class="chart:line" chart:style-name="ch1">
        <chart:legend svg:x="0cm" svg:y="0cm" style:legend-expansion="custom" chartooo:width="3.863cm" chartooo:height="2.092cm" style:legend-expansion-aspect-ratio="1.84655831739962" chart:style-name="ch2"/>
        <chart:plot-area chart:style-name="ch3" table:cell-range-address="Sheet1.A1:Sheet1.H16" chart:data-source-has-labels="row" svg:x="0.077cm" svg:y="0.046cm" svg:width="3.709cm" svg:height="2.22cm">
          <chartooo:coordinate-region svg:x="2.021cm" svg:y="0.245cm" svg:width="1.765cm" svg:height="0.778cm"/>
          <chart:axis chart:dimension="x" chart:name="primary-x" chart:style-name="ch4" chartooo:axis-type="auto">
            <chartooo:date-scale/>
            <chart:categories table:cell-range-address="Sheet1.A1:Sheet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H2" chart:class="chart:line">
            <chart:data-point chart:repeated="8"/>
          </chart:series>
          <chart:series chart:style-name="ch7" chart:values-cell-range-address="Sheet1.A3:Sheet1.H3" chart:class="chart:line">
            <chart:data-point chart:repeated="8"/>
          </chart:series>
          <chart:series chart:style-name="ch8" chart:values-cell-range-address="Sheet1.A4:Sheet1.H4" chart:class="chart:line">
            <chart:data-point chart:repeated="8"/>
          </chart:series>
          <chart:series chart:style-name="ch9" chart:values-cell-range-address="Sheet1.A5:Sheet1.H5" chart:class="chart:line">
            <chart:data-point chart:repeated="8"/>
          </chart:series>
          <chart:series chart:style-name="ch10" chart:values-cell-range-address="Sheet1.A6:Sheet1.H6" chart:class="chart:line">
            <chart:data-point chart:repeated="8"/>
          </chart:series>
          <chart:series chart:style-name="ch11" chart:values-cell-range-address="Sheet1.A7:Sheet1.H7" chart:class="chart:line">
            <chart:data-point chart:repeated="8"/>
          </chart:series>
          <chart:series chart:style-name="ch12" chart:values-cell-range-address="Sheet1.A8:Sheet1.H8" chart:class="chart:line">
            <chart:data-point chart:repeated="8"/>
          </chart:series>
          <chart:series chart:style-name="ch13" chart:values-cell-range-address="Sheet1.A9:Sheet1.H9" chart:class="chart:line">
            <chart:data-point chart:repeated="8"/>
          </chart:series>
          <chart:series chart:style-name="ch14" chart:values-cell-range-address="Sheet1.A10:Sheet1.H10" chart:class="chart:line">
            <chart:data-point chart:repeated="8"/>
          </chart:series>
          <chart:series chart:style-name="ch15" chart:values-cell-range-address="Sheet1.A11:Sheet1.H11" chart:class="chart:line">
            <chart:data-point chart:repeated="8"/>
          </chart:series>
          <chart:series chart:style-name="ch16" chart:values-cell-range-address="Sheet1.A12:Sheet1.H12" chart:class="chart:line">
            <chart:data-point chart:repeated="8"/>
          </chart:series>
          <chart:series chart:style-name="ch17" chart:values-cell-range-address="Sheet1.A13:Sheet1.H13" chart:class="chart:line">
            <chart:data-point chart:repeated="8"/>
          </chart:series>
          <chart:series chart:style-name="ch18" chart:values-cell-range-address="Sheet1.A14:Sheet1.H14" chart:class="chart:line">
            <chart:data-point chart:repeated="8"/>
          </chart:series>
          <chart:series chart:style-name="ch19" chart:values-cell-range-address="Sheet1.A15:Sheet1.H15" chart:class="chart:line">
            <chart:data-point chart:repeated="8"/>
          </chart:series>
          <chart:series chart:style-name="ch20" chart:values-cell-range-address="Sheet1.A16:Sheet1.H16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/K_elec</text:p>
                <draw:g>
                  <svg:desc>Sheet1.A1:Sheet1.H1</svg:desc>
                </draw:g>
              </table:table-cell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30</text:p>
              </table:table-cell>
              <table:table-cell office:value-type="float" office:value="415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A2:Sheet1.H2</svg:desc>
                </draw:g>
              </table:table-cell>
              <table:table-cell office:value-type="float" office:value="10.5906935349">
                <text:p>10.5906935349</text:p>
              </table:table-cell>
              <table:table-cell office:value-type="float" office:value="10.6809867837">
                <text:p>10.6809867837</text:p>
              </table:table-cell>
              <table:table-cell office:value-type="float" office:value="10.7322903288">
                <text:p>10.7322903288</text:p>
              </table:table-cell>
              <table:table-cell office:value-type="float" office:value="10.8144437872">
                <text:p>10.8144437872</text:p>
              </table:table-cell>
              <table:table-cell office:value-type="float" office:value="10.9730686764">
                <text:p>10.9730686764</text:p>
              </table:table-cell>
              <table:table-cell office:value-type="float" office:value="11.1359828376">
                <text:p>11.1359828376</text:p>
              </table:table-cell>
              <table:table-cell office:value-type="float" office:value="11.7686381745">
                <text:p>11.768638174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1.A3:Sheet1.H3</svg:desc>
                </draw:g>
              </table:table-cell>
              <table:table-cell office:value-type="float" office:value="10.5993975296">
                <text:p>10.5993975296</text:p>
              </table:table-cell>
              <table:table-cell office:value-type="float" office:value="10.5680613728">
                <text:p>10.5680613728</text:p>
              </table:table-cell>
              <table:table-cell office:value-type="float" office:value="10.6442842407">
                <text:p>10.6442842407</text:p>
              </table:table-cell>
              <table:table-cell office:value-type="float" office:value="10.7135732073">
                <text:p>10.7135732073</text:p>
              </table:table-cell>
              <table:table-cell office:value-type="float" office:value="10.7459842776">
                <text:p>10.7459842776</text:p>
              </table:table-cell>
              <table:table-cell office:value-type="float" office:value="10.788854804">
                <text:p>10.788854804</text:p>
              </table:table-cell>
              <table:table-cell office:value-type="float" office:value="11.1209329899">
                <text:p>11.1209329899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heet1.A4:Sheet1.H4</svg:desc>
                </draw:g>
              </table:table-cell>
              <table:table-cell office:value-type="float" office:value="4.03939633693">
                <text:p>4.03939633693</text:p>
              </table:table-cell>
              <table:table-cell office:value-type="float" office:value="3.61977087756">
                <text:p>3.61977087756</text:p>
              </table:table-cell>
              <table:table-cell office:value-type="float" office:value="3.07832553953">
                <text:p>3.07832553953</text:p>
              </table:table-cell>
              <table:table-cell office:value-type="float" office:value="2.51431260845">
                <text:p>2.51431260845</text:p>
              </table:table-cell>
              <table:table-cell office:value-type="float" office:value="1.4404561741">
                <text:p>1.4404561741</text:p>
              </table:table-cell>
              <table:table-cell office:value-type="float" office:value="0.295120231793">
                <text:p>0.29512023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A5:Sheet1.H5</svg:desc>
                </draw:g>
              </table:table-cell>
              <table:table-cell office:value-type="float" office:value="10.593547021">
                <text:p>10.593547021</text:p>
              </table:table-cell>
              <table:table-cell office:value-type="float" office:value="10.6055017246">
                <text:p>10.6055017246</text:p>
              </table:table-cell>
              <table:table-cell office:value-type="float" office:value="10.5840376114">
                <text:p>10.5840376114</text:p>
              </table:table-cell>
              <table:table-cell office:value-type="float" office:value="10.5912199442">
                <text:p>10.5912199442</text:p>
              </table:table-cell>
              <table:table-cell office:value-type="float" office:value="10.5389145606">
                <text:p>10.5389145606</text:p>
              </table:table-cell>
              <table:table-cell office:value-type="float" office:value="10.4654004456">
                <text:p>10.4654004456</text:p>
              </table:table-cell>
              <table:table-cell office:value-type="float" office:value="10.5554165277">
                <text:p>10.5554165277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Sheet1.A6:Sheet1.H6</svg:desc>
                </draw:g>
              </table:table-cell>
              <table:table-cell office:value-type="float" office:value="10.6167973969">
                <text:p>10.6167973969</text:p>
              </table:table-cell>
              <table:table-cell office:value-type="float" office:value="10.6084365375">
                <text:p>10.6084365375</text:p>
              </table:table-cell>
              <table:table-cell office:value-type="float" office:value="10.5407079561">
                <text:p>10.5407079561</text:p>
              </table:table-cell>
              <table:table-cell office:value-type="float" office:value="10.5525502365">
                <text:p>10.5525502365</text:p>
              </table:table-cell>
              <table:table-cell office:value-type="float" office:value="10.4237300153">
                <text:p>10.4237300153</text:p>
              </table:table-cell>
              <table:table-cell office:value-type="float" office:value="10.1209918838">
                <text:p>10.1209918838</text:p>
              </table:table-cell>
              <table:table-cell office:value-type="float" office:value="9.05147551837">
                <text:p>9.05147551837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Sheet1.A7:Sheet1.H7</svg:desc>
                </draw:g>
              </table:table-cell>
              <table:table-cell office:value-type="float" office:value="10.6074467624">
                <text:p>10.6074467624</text:p>
              </table:table-cell>
              <table:table-cell office:value-type="float" office:value="10.7204951431">
                <text:p>10.7204951431</text:p>
              </table:table-cell>
              <table:table-cell office:value-type="float" office:value="10.8128049022">
                <text:p>10.8128049022</text:p>
              </table:table-cell>
              <table:table-cell office:value-type="float" office:value="10.9376082403">
                <text:p>10.9376082403</text:p>
              </table:table-cell>
              <table:table-cell office:value-type="float" office:value="11.369540946">
                <text:p>11.369540946</text:p>
              </table:table-cell>
              <table:table-cell office:value-type="float" office:value="11.7598672905">
                <text:p>11.7598672905</text:p>
              </table:table-cell>
              <table:table-cell office:value-type="float" office:value="14.3854281933">
                <text:p>14.3854281933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Sheet1.A8:Sheet1.H8</svg:desc>
                </draw:g>
              </table:table-cell>
              <table:table-cell office:value-type="float" office:value="10.5790331283">
                <text:p>10.5790331283</text:p>
              </table:table-cell>
              <table:table-cell office:value-type="float" office:value="10.6305457672">
                <text:p>10.6305457672</text:p>
              </table:table-cell>
              <table:table-cell office:value-type="float" office:value="10.6602722655">
                <text:p>10.6602722655</text:p>
              </table:table-cell>
              <table:table-cell office:value-type="float" office:value="10.7738288426">
                <text:p>10.7738288426</text:p>
              </table:table-cell>
              <table:table-cell office:value-type="float" office:value="10.746747289">
                <text:p>10.746747289</text:p>
              </table:table-cell>
              <table:table-cell office:value-type="float" office:value="10.851880477">
                <text:p>10.851880477</text:p>
              </table:table-cell>
              <table:table-cell office:value-type="float" office:value="10.5013023289">
                <text:p>10.5013023289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Sheet1.A9:Sheet1.H9</svg:desc>
                </draw:g>
              </table:table-cell>
              <table:table-cell office:value-type="float" office:value="4.51606904801">
                <text:p>4.51606904801</text:p>
              </table:table-cell>
              <table:table-cell office:value-type="float" office:value="4.18787577065">
                <text:p>4.18787577065</text:p>
              </table:table-cell>
              <table:table-cell office:value-type="float" office:value="3.7758829069">
                <text:p>3.7758829069</text:p>
              </table:table-cell>
              <table:table-cell office:value-type="float" office:value="3.20966250659">
                <text:p>3.20966250659</text:p>
              </table:table-cell>
              <table:table-cell office:value-type="float" office:value="2.38909030931">
                <text:p>2.38909030931</text:p>
              </table:table-cell>
              <table:table-cell office:value-type="float" office:value="1.37441589003">
                <text:p>1.37441589003</text:p>
              </table:table-cell>
              <table:table-cell office:value-type="float" office:value="-1.65402798238">
                <text:p>-1.6540279823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Sheet1.A10:Sheet1.H10</svg:desc>
                </draw:g>
              </table:table-cell>
              <table:table-cell office:value-type="float" office:value="10.5731200946">
                <text:p>10.5731200946</text:p>
              </table:table-cell>
              <table:table-cell office:value-type="float" office:value="10.6511425518">
                <text:p>10.6511425518</text:p>
              </table:table-cell>
              <table:table-cell office:value-type="float" office:value="10.6973586382">
                <text:p>10.6973586382</text:p>
              </table:table-cell>
              <table:table-cell office:value-type="float" office:value="10.7427305463">
                <text:p>10.7427305463</text:p>
              </table:table-cell>
              <table:table-cell office:value-type="float" office:value="10.9076986633">
                <text:p>10.9076986633</text:p>
              </table:table-cell>
              <table:table-cell office:value-type="float" office:value="11.1058911299">
                <text:p>11.1058911299</text:p>
              </table:table-cell>
              <table:table-cell office:value-type="float" office:value="11.5510068799">
                <text:p>11.5510068799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Sheet1.A11:Sheet1.H11</svg:desc>
                </draw:g>
              </table:table-cell>
              <table:table-cell office:value-type="float" office:value="4.00416880973">
                <text:p>4.00416880973</text:p>
              </table:table-cell>
              <table:table-cell office:value-type="float" office:value="3.93214654125">
                <text:p>3.93214654125</text:p>
              </table:table-cell>
              <table:table-cell office:value-type="float" office:value="3.80302760039">
                <text:p>3.80302760039</text:p>
              </table:table-cell>
              <table:table-cell office:value-type="float" office:value="3.67169773964">
                <text:p>3.67169773964</text:p>
              </table:table-cell>
              <table:table-cell office:value-type="float" office:value="3.4175254076">
                <text:p>3.4175254076</text:p>
              </table:table-cell>
              <table:table-cell office:value-type="float" office:value="3.23545979529">
                <text:p>3.23545979529</text:p>
              </table:table-cell>
              <table:table-cell office:value-type="float" office:value="2.54186339924">
                <text:p>2.5418633992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32">
                <text:p>32</text:p>
                <draw:g>
                  <svg:desc>Sheet1.A12:Sheet1.H12</svg:desc>
                </draw:g>
              </table:table-cell>
              <table:table-cell office:value-type="float" office:value="10.6130210883">
                <text:p>10.6130210883</text:p>
              </table:table-cell>
              <table:table-cell office:value-type="float" office:value="10.6208351848">
                <text:p>10.6208351848</text:p>
              </table:table-cell>
              <table:table-cell office:value-type="float" office:value="10.6541177974">
                <text:p>10.6541177974</text:p>
              </table:table-cell>
              <table:table-cell office:value-type="float" office:value="10.6540718707">
                <text:p>10.6540718707</text:p>
              </table:table-cell>
              <table:table-cell office:value-type="float" office:value="10.6669026947">
                <text:p>10.6669026947</text:p>
              </table:table-cell>
              <table:table-cell office:value-type="float" office:value="10.7998141575">
                <text:p>10.7998141575</text:p>
              </table:table-cell>
              <table:table-cell office:value-type="float" office:value="10.8096180805">
                <text:p>10.809618080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heet1.A13:Sheet1.H13</svg:desc>
                </draw:g>
              </table:table-cell>
              <table:table-cell office:value-type="float" office:value="4.52412875066">
                <text:p>4.52412875066</text:p>
              </table:table-cell>
              <table:table-cell office:value-type="float" office:value="4.45009788758">
                <text:p>4.45009788758</text:p>
              </table:table-cell>
              <table:table-cell office:value-type="float" office:value="4.26005584253">
                <text:p>4.26005584253</text:p>
              </table:table-cell>
              <table:table-cell office:value-type="float" office:value="4.01515761033">
                <text:p>4.01515761033</text:p>
              </table:table-cell>
              <table:table-cell office:value-type="float" office:value="3.79384689447">
                <text:p>3.79384689447</text:p>
              </table:table-cell>
              <table:table-cell office:value-type="float" office:value="3.4981484966">
                <text:p>3.4981484966</text:p>
              </table:table-cell>
              <table:table-cell office:value-type="float" office:value="2.43389278761">
                <text:p>2.43389278761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45">
                <text:p>45</text:p>
                <draw:g>
                  <svg:desc>Sheet1.A14:Sheet1.H14</svg:desc>
                </draw:g>
              </table:table-cell>
              <table:table-cell office:value-type="float" office:value="10.6066123032">
                <text:p>10.6066123032</text:p>
              </table:table-cell>
              <table:table-cell office:value-type="float" office:value="10.6752650212">
                <text:p>10.6752650212</text:p>
              </table:table-cell>
              <table:table-cell office:value-type="float" office:value="10.7812966449">
                <text:p>10.7812966449</text:p>
              </table:table-cell>
              <table:table-cell office:value-type="float" office:value="10.9040476713">
                <text:p>10.9040476713</text:p>
              </table:table-cell>
              <table:table-cell office:value-type="float" office:value="11.0809614257">
                <text:p>11.0809614257</text:p>
              </table:table-cell>
              <table:table-cell office:value-type="float" office:value="11.3077784857">
                <text:p>11.3077784857</text:p>
              </table:table-cell>
              <table:table-cell office:value-type="float" office:value="12.0875689313">
                <text:p>12.0875689313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Sheet1.A15:Sheet1.H15</svg:desc>
                </draw:g>
              </table:table-cell>
              <table:table-cell office:value-type="float" office:value="4.5058278476">
                <text:p>4.5058278476</text:p>
              </table:table-cell>
              <table:table-cell office:value-type="float" office:value="4.31128851136">
                <text:p>4.31128851136</text:p>
              </table:table-cell>
              <table:table-cell office:value-type="float" office:value="3.99390490329">
                <text:p>3.99390490329</text:p>
              </table:table-cell>
              <table:table-cell office:value-type="float" office:value="3.8484005055">
                <text:p>3.8484005055</text:p>
              </table:table-cell>
              <table:table-cell office:value-type="float" office:value="3.41499938991">
                <text:p>3.41499938991</text:p>
              </table:table-cell>
              <table:table-cell office:value-type="float" office:value="2.91909834944">
                <text:p>2.91909834944</text:p>
              </table:table-cell>
              <table:table-cell office:value-type="float" office:value="1.23481467086">
                <text:p>1.23481467086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51">
                <text:p>51</text:p>
                <draw:g>
                  <svg:desc>Sheet1.A16:Sheet1.H16</svg:desc>
                </draw:g>
              </table:table-cell>
              <table:table-cell office:value-type="float" office:value="10.6076190247">
                <text:p>10.6076190247</text:p>
              </table:table-cell>
              <table:table-cell office:value-type="float" office:value="10.6661751927">
                <text:p>10.6661751927</text:p>
              </table:table-cell>
              <table:table-cell office:value-type="float" office:value="10.7313956821">
                <text:p>10.7313956821</text:p>
              </table:table-cell>
              <table:table-cell office:value-type="float" office:value="10.8607751437">
                <text:p>10.8607751437</text:p>
              </table:table-cell>
              <table:table-cell office:value-type="float" office:value="11.0239342719">
                <text:p>11.0239342719</text:p>
              </table:table-cell>
              <table:table-cell office:value-type="float" office:value="11.1761070293">
                <text:p>11.1761070293</text:p>
              </table:table-cell>
              <table:table-cell office:value-type="float" office:value="11.8577178274">
                <text:p>11.8577178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.554cm" svg:height="2.683cm" xlink:href=".." xlink:type="simple" chart:class="chart:line" chart:style-name="ch1">
        <chart:plot-area chart:style-name="ch2" table:cell-range-address="Sheet1.B2:Sheet1.H2" chart:data-source-has-labels="row" svg:x="0.031cm" svg:y="0.053cm" svg:width="1.492cm" svg:height="2.577cm">
          <chartooo:coordinate-region svg:x="0.528cm" svg:y="0.252cm" svg:width="0.497cm" svg:height="1.731cm"/>
          <chart:axis chart:dimension="x" chart:name="primary-x" chart:style-name="ch3" chartooo:axis-type="auto">
            <chartooo:date-scale/>
            <chart:categories table:cell-range-address="Sheet1.B2:Sheet1.H2"/>
          </chart:axis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legend chart:legend-position="end" svg:x="13.714cm" svg:y="4.204cm" style:legend-expansion="high" chart:style-name="ch2"/>
        <chart:plot-area chart:style-name="ch3" table:cell-range-address="Sheet1.B1:Sheet1.H2" chart:data-source-has-labels="row" svg:x="0.32cm" svg:y="0.18cm" svg:width="13.074cm" svg:height="8.646cm">
          <chartooo:coordinate-region svg:x="1.973cm" svg:y="0.379cm" svg:width="10.996cm" svg:height="7.8cm"/>
          <chart:axis chart:dimension="x" chart:name="primary-x" chart:style-name="ch4" chartooo:axis-type="auto">
            <chartooo:date-scale/>
            <chart:categories table:cell-range-address="Sheet1.B1:Sheet1.H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H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:Sheet1.H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30</text:p>
              </table:table-cell>
              <table:table-cell office:value-type="float" office:value="415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.5906935349">
                <text:p>10.5906935349</text:p>
                <draw:g>
                  <svg:desc>Sheet1.B2:Sheet1.H2</svg:desc>
                </draw:g>
              </table:table-cell>
              <table:table-cell office:value-type="float" office:value="10.6809867837">
                <text:p>10.6809867837</text:p>
              </table:table-cell>
              <table:table-cell office:value-type="float" office:value="10.7322903288">
                <text:p>10.7322903288</text:p>
              </table:table-cell>
              <table:table-cell office:value-type="float" office:value="10.8144437872">
                <text:p>10.8144437872</text:p>
              </table:table-cell>
              <table:table-cell office:value-type="float" office:value="10.9730686764">
                <text:p>10.9730686764</text:p>
              </table:table-cell>
              <table:table-cell office:value-type="float" office:value="11.1359828376">
                <text:p>11.1359828376</text:p>
              </table:table-cell>
              <table:table-cell office:value-type="float" office:value="11.7686381745">
                <text:p>11.7686381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466cm" svg:height="5.95cm" xlink:href=".." xlink:type="simple" chart:class="chart:line" chart:style-name="ch1">
        <chart:legend chart:legend-position="end" svg:x="2.275cm" svg:y="2.676cm" style:legend-expansion="high" chart:style-name="ch2"/>
        <chart:plot-area chart:style-name="ch3" table:cell-range-address="Sheet1.B1:Sheet1.H1 Sheet1.B11:Sheet1.H11" chart:data-source-has-labels="both" svg:x="0.089cm" svg:y="0.119cm" svg:width="2.097cm" svg:height="5.712cm">
          <chartooo:coordinate-region svg:x="1.487cm" svg:y="0.318cm" svg:width="0.699cm" svg:height="4.647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H11" chart:label-cell-address="res2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23</text:p>
              </table:table-cell>
            </table:table-row>
          </table:table-header-rows>
          <table:table-rows>
            <table:table-row>
              <table:table-cell office:value-type="string">
                <text:p>0.0</text:p>
                <draw:g>
                  <svg:desc>Sheet1.B1:Sheet1.H1</svg:desc>
                </draw:g>
              </table:table-cell>
              <table:table-cell office:value-type="float" office:value="4.00416880973">
                <text:p>4.00416880973</text:p>
                <draw:g>
                  <svg:desc>Sheet1.B11:Sheet1.H11</svg:desc>
                </draw:g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3.93214654125">
                <text:p>3.93214654125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3.80302760039">
                <text:p>3.80302760039</text:p>
              </table:table-cell>
            </table:table-row>
            <table:table-row>
              <table:table-cell office:value-type="string">
                <text:p>4.15</text:p>
              </table:table-cell>
              <table:table-cell office:value-type="float" office:value="3.67169773964">
                <text:p>3.67169773964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3.4175254076">
                <text:p>3.4175254076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3.23545979529">
                <text:p>3.23545979529</text:p>
              </table:table-cell>
            </table:table-row>
            <table:table-row>
              <table:table-cell office:value-type="string">
                <text:p>20.0</text:p>
              </table:table-cell>
              <table:table-cell office:value-type="float" office:value="2.54186339924">
                <text:p>2.541863399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2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2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2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12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12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12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9.213cm" svg:height="13.149cm" xlink:href=".." xlink:type="simple" chart:class="chart:line" chart:style-name="ch1">
        <chart:title svg:x="7.671cm" svg:y="0.398cm" chart:style-name="ch2">
          <text:p>K_electro variation</text:p>
        </chart:title>
        <chart:legend chart:legend-position="end" svg:x="17.022cm" svg:y="2.789cm" style:legend-expansion="high" chart:style-name="ch3"/>
        <chart:plot-area chart:style-name="ch4" table:cell-range-address="Sheet1.B1:Sheet1.H16" chart:data-source-has-labels="both" svg:x="1.395cm" svg:y="1.465cm" svg:width="15.243cm" svg:height="10.441cm">
          <chartooo:coordinate-region svg:x="2.307cm" svg:y="1.664cm" svg:width="13.999cm" svg:height="10.043cm"/>
          <chart:axis chart:dimension="x" chart:name="primary-x" chart:style-name="ch5" chartooo:axis-type="auto">
            <chartooo:date-scale/>
            <chart:title svg:x="8.271cm" svg:y="12.168cm" chart:style-name="ch6">
              <text:p>K_electro</text:p>
            </chart:title>
            <chart:categories table:cell-range-address="Sheet1.B1:Sheet1.H1"/>
          </chart:axis>
          <chart:axis chart:dimension="y" chart:name="primary-y" chart:style-name="ch7">
            <chart:title svg:x="0.451cm" svg:y="7.682cm" chart:style-name="ch8">
              <text:p>Residue pKa</text:p>
            </chart:title>
            <chart:grid chart:style-name="ch9" chart:class="major"/>
          </chart:axis>
          <chart:series chart:style-name="ch10" chart:values-cell-range-address="Sheet1.B2:Sheet1.H2" chart:label-cell-address="res2" chart:class="chart:line">
            <chart:data-point chart:repeated="7"/>
          </chart:series>
          <chart:series chart:style-name="ch11" chart:values-cell-range-address="Sheet1.B3:Sheet1.H3" chart:label-cell-address="res7" chart:class="chart:line">
            <chart:data-point chart:repeated="7"/>
          </chart:series>
          <chart:series chart:style-name="ch12" chart:values-cell-range-address="Sheet1.B4:Sheet1.H4" chart:label-cell-address="res8" chart:class="chart:line">
            <chart:data-point chart:repeated="7"/>
          </chart:series>
          <chart:series chart:style-name="ch13" chart:values-cell-range-address="Sheet1.B5:Sheet1.H5" chart:label-cell-address="res10" chart:class="chart:line">
            <chart:data-point chart:repeated="7"/>
          </chart:series>
          <chart:series chart:style-name="ch14" chart:values-cell-range-address="Sheet1.B6:Sheet1.H6" chart:label-cell-address="res12" chart:class="chart:line">
            <chart:data-point chart:repeated="7"/>
          </chart:series>
          <chart:series chart:style-name="ch15" chart:values-cell-range-address="Sheet1.B7:Sheet1.H7" chart:label-cell-address="res14" chart:class="chart:line">
            <chart:data-point chart:repeated="7"/>
          </chart:series>
          <chart:series chart:style-name="ch16" chart:values-cell-range-address="Sheet1.B8:Sheet1.H8" chart:label-cell-address="res15" chart:class="chart:line">
            <chart:data-point chart:repeated="7"/>
          </chart:series>
          <chart:series chart:style-name="ch17" chart:values-cell-range-address="Sheet1.B9:Sheet1.H9" chart:label-cell-address="res17" chart:class="chart:line">
            <chart:data-point chart:repeated="7"/>
          </chart:series>
          <chart:series chart:style-name="ch18" chart:values-cell-range-address="Sheet1.B10:Sheet1.H10" chart:label-cell-address="res19" chart:class="chart:line">
            <chart:data-point chart:repeated="7"/>
          </chart:series>
          <chart:series chart:style-name="ch19" chart:values-cell-range-address="Sheet1.B11:Sheet1.H11" chart:label-cell-address="res23" chart:class="chart:line">
            <chart:data-point chart:repeated="7"/>
          </chart:series>
          <chart:series chart:style-name="ch20" chart:values-cell-range-address="Sheet1.B12:Sheet1.H12" chart:label-cell-address="res32" chart:class="chart:line">
            <chart:data-point chart:repeated="7"/>
          </chart:series>
          <chart:series chart:style-name="ch21" chart:values-cell-range-address="Sheet1.B13:Sheet1.H13" chart:label-cell-address="res38" chart:class="chart:line">
            <chart:data-point chart:repeated="7"/>
          </chart:series>
          <chart:series chart:style-name="ch22" chart:values-cell-range-address="Sheet1.B14:Sheet1.H14" chart:label-cell-address="res45" chart:class="chart:line">
            <chart:data-point chart:repeated="7"/>
          </chart:series>
          <chart:series chart:style-name="ch23" chart:values-cell-range-address="Sheet1.B15:Sheet1.H15" chart:label-cell-address="res48" chart:class="chart:line">
            <chart:data-point chart:repeated="7"/>
          </chart:series>
          <chart:series chart:style-name="ch24" chart:values-cell-range-address="Sheet1.B16:Sheet1.H16" chart:label-cell-address="res51" chart:class="chart:line"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2</text:p>
              </table:table-cell>
              <table:table-cell office:value-type="string">
                <text:p>res7</text:p>
              </table:table-cell>
              <table:table-cell office:value-type="string">
                <text:p>res8</text:p>
              </table:table-cell>
              <table:table-cell office:value-type="string">
                <text:p>res10</text:p>
              </table:table-cell>
              <table:table-cell office:value-type="string">
                <text:p>res12</text:p>
              </table:table-cell>
              <table:table-cell office:value-type="string">
                <text:p>res14</text:p>
              </table:table-cell>
              <table:table-cell office:value-type="string">
                <text:p>res15</text:p>
              </table:table-cell>
              <table:table-cell office:value-type="string">
                <text:p>res17</text:p>
              </table:table-cell>
              <table:table-cell office:value-type="string">
                <text:p>res19</text:p>
              </table:table-cell>
              <table:table-cell office:value-type="string">
                <text:p>res23</text:p>
              </table:table-cell>
              <table:table-cell office:value-type="string">
                <text:p>res32</text:p>
              </table:table-cell>
              <table:table-cell office:value-type="string">
                <text:p>res38</text:p>
              </table:table-cell>
              <table:table-cell office:value-type="string">
                <text:p>res45</text:p>
              </table:table-cell>
              <table:table-cell office:value-type="string">
                <text:p>res48</text:p>
              </table:table-cell>
              <table:table-cell office:value-type="string">
                <text:p>res51</text:p>
              </table:table-cell>
            </table:table-row>
          </table:table-header-rows>
          <table:table-rows>
            <table:table-row>
              <table:table-cell office:value-type="string">
                <text:p>0.0</text:p>
                <draw:g>
                  <svg:desc>Sheet1.B1:Sheet1.H1</svg:desc>
                </draw:g>
              </table:table-cell>
              <table:table-cell office:value-type="float" office:value="10.5906935349">
                <text:p>10.5906935349</text:p>
                <draw:g>
                  <svg:desc>Sheet1.B2:Sheet1.H2</svg:desc>
                </draw:g>
              </table:table-cell>
              <table:table-cell office:value-type="float" office:value="10.5993975296">
                <text:p>10.5993975296</text:p>
                <draw:g>
                  <svg:desc>Sheet1.B3:Sheet1.H3</svg:desc>
                </draw:g>
              </table:table-cell>
              <table:table-cell office:value-type="float" office:value="4.03939633693">
                <text:p>4.03939633693</text:p>
                <draw:g>
                  <svg:desc>Sheet1.B4:Sheet1.H4</svg:desc>
                </draw:g>
              </table:table-cell>
              <table:table-cell office:value-type="float" office:value="10.593547021">
                <text:p>10.593547021</text:p>
                <draw:g>
                  <svg:desc>Sheet1.B5:Sheet1.H5</svg:desc>
                </draw:g>
              </table:table-cell>
              <table:table-cell office:value-type="float" office:value="10.6167973969">
                <text:p>10.6167973969</text:p>
                <draw:g>
                  <svg:desc>Sheet1.B6:Sheet1.H6</svg:desc>
                </draw:g>
              </table:table-cell>
              <table:table-cell office:value-type="float" office:value="10.6074467624">
                <text:p>10.6074467624</text:p>
                <draw:g>
                  <svg:desc>Sheet1.B7:Sheet1.H7</svg:desc>
                </draw:g>
              </table:table-cell>
              <table:table-cell office:value-type="float" office:value="10.5790331283">
                <text:p>10.5790331283</text:p>
                <draw:g>
                  <svg:desc>Sheet1.B8:Sheet1.H8</svg:desc>
                </draw:g>
              </table:table-cell>
              <table:table-cell office:value-type="float" office:value="4.51606904801">
                <text:p>4.51606904801</text:p>
                <draw:g>
                  <svg:desc>Sheet1.B9:Sheet1.H9</svg:desc>
                </draw:g>
              </table:table-cell>
              <table:table-cell office:value-type="float" office:value="10.5731200946">
                <text:p>10.5731200946</text:p>
                <draw:g>
                  <svg:desc>Sheet1.B10:Sheet1.H10</svg:desc>
                </draw:g>
              </table:table-cell>
              <table:table-cell office:value-type="float" office:value="4.00416880973">
                <text:p>4.00416880973</text:p>
                <draw:g>
                  <svg:desc>Sheet1.B11:Sheet1.H11</svg:desc>
                </draw:g>
              </table:table-cell>
              <table:table-cell office:value-type="float" office:value="10.6130210883">
                <text:p>10.6130210883</text:p>
                <draw:g>
                  <svg:desc>Sheet1.B12:Sheet1.H12</svg:desc>
                </draw:g>
              </table:table-cell>
              <table:table-cell office:value-type="float" office:value="4.52412875066">
                <text:p>4.52412875066</text:p>
                <draw:g>
                  <svg:desc>Sheet1.B13:Sheet1.H13</svg:desc>
                </draw:g>
              </table:table-cell>
              <table:table-cell office:value-type="float" office:value="10.6066123032">
                <text:p>10.6066123032</text:p>
                <draw:g>
                  <svg:desc>Sheet1.B14:Sheet1.H14</svg:desc>
                </draw:g>
              </table:table-cell>
              <table:table-cell office:value-type="float" office:value="4.5058278476">
                <text:p>4.5058278476</text:p>
                <draw:g>
                  <svg:desc>Sheet1.B15:Sheet1.H15</svg:desc>
                </draw:g>
              </table:table-cell>
              <table:table-cell office:value-type="float" office:value="10.6076190247">
                <text:p>10.6076190247</text:p>
                <draw:g>
                  <svg:desc>Sheet1.B16:Sheet1.H16</svg:desc>
                </draw:g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10.6809867837">
                <text:p>10.6809867837</text:p>
              </table:table-cell>
              <table:table-cell office:value-type="float" office:value="10.5680613728">
                <text:p>10.5680613728</text:p>
              </table:table-cell>
              <table:table-cell office:value-type="float" office:value="3.61977087756">
                <text:p>3.61977087756</text:p>
              </table:table-cell>
              <table:table-cell office:value-type="float" office:value="10.6055017246">
                <text:p>10.6055017246</text:p>
              </table:table-cell>
              <table:table-cell office:value-type="float" office:value="10.6084365375">
                <text:p>10.6084365375</text:p>
              </table:table-cell>
              <table:table-cell office:value-type="float" office:value="10.7204951431">
                <text:p>10.7204951431</text:p>
              </table:table-cell>
              <table:table-cell office:value-type="float" office:value="10.6305457672">
                <text:p>10.6305457672</text:p>
              </table:table-cell>
              <table:table-cell office:value-type="float" office:value="4.18787577065">
                <text:p>4.18787577065</text:p>
              </table:table-cell>
              <table:table-cell office:value-type="float" office:value="10.6511425518">
                <text:p>10.6511425518</text:p>
              </table:table-cell>
              <table:table-cell office:value-type="float" office:value="3.93214654125">
                <text:p>3.93214654125</text:p>
              </table:table-cell>
              <table:table-cell office:value-type="float" office:value="10.6208351848">
                <text:p>10.6208351848</text:p>
              </table:table-cell>
              <table:table-cell office:value-type="float" office:value="4.45009788758">
                <text:p>4.45009788758</text:p>
              </table:table-cell>
              <table:table-cell office:value-type="float" office:value="10.6752650212">
                <text:p>10.6752650212</text:p>
              </table:table-cell>
              <table:table-cell office:value-type="float" office:value="4.31128851136">
                <text:p>4.31128851136</text:p>
              </table:table-cell>
              <table:table-cell office:value-type="float" office:value="10.6661751927">
                <text:p>10.6661751927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10.7322903288">
                <text:p>10.7322903288</text:p>
              </table:table-cell>
              <table:table-cell office:value-type="float" office:value="10.6442842407">
                <text:p>10.6442842407</text:p>
              </table:table-cell>
              <table:table-cell office:value-type="float" office:value="3.07832553953">
                <text:p>3.07832553953</text:p>
              </table:table-cell>
              <table:table-cell office:value-type="float" office:value="10.5840376114">
                <text:p>10.5840376114</text:p>
              </table:table-cell>
              <table:table-cell office:value-type="float" office:value="10.5407079561">
                <text:p>10.5407079561</text:p>
              </table:table-cell>
              <table:table-cell office:value-type="float" office:value="10.8128049022">
                <text:p>10.8128049022</text:p>
              </table:table-cell>
              <table:table-cell office:value-type="float" office:value="10.6602722655">
                <text:p>10.6602722655</text:p>
              </table:table-cell>
              <table:table-cell office:value-type="float" office:value="3.7758829069">
                <text:p>3.7758829069</text:p>
              </table:table-cell>
              <table:table-cell office:value-type="float" office:value="10.6973586382">
                <text:p>10.6973586382</text:p>
              </table:table-cell>
              <table:table-cell office:value-type="float" office:value="3.80302760039">
                <text:p>3.80302760039</text:p>
              </table:table-cell>
              <table:table-cell office:value-type="float" office:value="10.6541177974">
                <text:p>10.6541177974</text:p>
              </table:table-cell>
              <table:table-cell office:value-type="float" office:value="4.26005584253">
                <text:p>4.26005584253</text:p>
              </table:table-cell>
              <table:table-cell office:value-type="float" office:value="10.7812966449">
                <text:p>10.7812966449</text:p>
              </table:table-cell>
              <table:table-cell office:value-type="float" office:value="3.99390490329">
                <text:p>3.99390490329</text:p>
              </table:table-cell>
              <table:table-cell office:value-type="float" office:value="10.7313956821">
                <text:p>10.7313956821</text:p>
              </table:table-cell>
            </table:table-row>
            <table:table-row>
              <table:table-cell office:value-type="string">
                <text:p>4.15</text:p>
              </table:table-cell>
              <table:table-cell office:value-type="float" office:value="10.8144437872">
                <text:p>10.8144437872</text:p>
              </table:table-cell>
              <table:table-cell office:value-type="float" office:value="10.7135732073">
                <text:p>10.7135732073</text:p>
              </table:table-cell>
              <table:table-cell office:value-type="float" office:value="2.51431260845">
                <text:p>2.51431260845</text:p>
              </table:table-cell>
              <table:table-cell office:value-type="float" office:value="10.5912199442">
                <text:p>10.5912199442</text:p>
              </table:table-cell>
              <table:table-cell office:value-type="float" office:value="10.5525502365">
                <text:p>10.5525502365</text:p>
              </table:table-cell>
              <table:table-cell office:value-type="float" office:value="10.9376082403">
                <text:p>10.9376082403</text:p>
              </table:table-cell>
              <table:table-cell office:value-type="float" office:value="10.7738288426">
                <text:p>10.7738288426</text:p>
              </table:table-cell>
              <table:table-cell office:value-type="float" office:value="3.20966250659">
                <text:p>3.20966250659</text:p>
              </table:table-cell>
              <table:table-cell office:value-type="float" office:value="10.7427305463">
                <text:p>10.7427305463</text:p>
              </table:table-cell>
              <table:table-cell office:value-type="float" office:value="3.67169773964">
                <text:p>3.67169773964</text:p>
              </table:table-cell>
              <table:table-cell office:value-type="float" office:value="10.6540718707">
                <text:p>10.6540718707</text:p>
              </table:table-cell>
              <table:table-cell office:value-type="float" office:value="4.01515761033">
                <text:p>4.01515761033</text:p>
              </table:table-cell>
              <table:table-cell office:value-type="float" office:value="10.9040476713">
                <text:p>10.9040476713</text:p>
              </table:table-cell>
              <table:table-cell office:value-type="float" office:value="3.8484005055">
                <text:p>3.8484005055</text:p>
              </table:table-cell>
              <table:table-cell office:value-type="float" office:value="10.8607751437">
                <text:p>10.8607751437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10.9730686764">
                <text:p>10.9730686764</text:p>
              </table:table-cell>
              <table:table-cell office:value-type="float" office:value="10.7459842776">
                <text:p>10.7459842776</text:p>
              </table:table-cell>
              <table:table-cell office:value-type="float" office:value="1.4404561741">
                <text:p>1.4404561741</text:p>
              </table:table-cell>
              <table:table-cell office:value-type="float" office:value="10.5389145606">
                <text:p>10.5389145606</text:p>
              </table:table-cell>
              <table:table-cell office:value-type="float" office:value="10.4237300153">
                <text:p>10.4237300153</text:p>
              </table:table-cell>
              <table:table-cell office:value-type="float" office:value="11.369540946">
                <text:p>11.369540946</text:p>
              </table:table-cell>
              <table:table-cell office:value-type="float" office:value="10.746747289">
                <text:p>10.746747289</text:p>
              </table:table-cell>
              <table:table-cell office:value-type="float" office:value="2.38909030931">
                <text:p>2.38909030931</text:p>
              </table:table-cell>
              <table:table-cell office:value-type="float" office:value="10.9076986633">
                <text:p>10.9076986633</text:p>
              </table:table-cell>
              <table:table-cell office:value-type="float" office:value="3.4175254076">
                <text:p>3.4175254076</text:p>
              </table:table-cell>
              <table:table-cell office:value-type="float" office:value="10.6669026947">
                <text:p>10.6669026947</text:p>
              </table:table-cell>
              <table:table-cell office:value-type="float" office:value="3.79384689447">
                <text:p>3.79384689447</text:p>
              </table:table-cell>
              <table:table-cell office:value-type="float" office:value="11.0809614257">
                <text:p>11.0809614257</text:p>
              </table:table-cell>
              <table:table-cell office:value-type="float" office:value="3.41499938991">
                <text:p>3.41499938991</text:p>
              </table:table-cell>
              <table:table-cell office:value-type="float" office:value="11.0239342719">
                <text:p>11.0239342719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11.1359828376">
                <text:p>11.1359828376</text:p>
              </table:table-cell>
              <table:table-cell office:value-type="float" office:value="10.788854804">
                <text:p>10.788854804</text:p>
              </table:table-cell>
              <table:table-cell office:value-type="float" office:value="0.295120231793">
                <text:p>0.295120231793</text:p>
              </table:table-cell>
              <table:table-cell office:value-type="float" office:value="10.4654004456">
                <text:p>10.4654004456</text:p>
              </table:table-cell>
              <table:table-cell office:value-type="float" office:value="10.1209918838">
                <text:p>10.1209918838</text:p>
              </table:table-cell>
              <table:table-cell office:value-type="float" office:value="11.7598672905">
                <text:p>11.7598672905</text:p>
              </table:table-cell>
              <table:table-cell office:value-type="float" office:value="10.851880477">
                <text:p>10.851880477</text:p>
              </table:table-cell>
              <table:table-cell office:value-type="float" office:value="1.37441589003">
                <text:p>1.37441589003</text:p>
              </table:table-cell>
              <table:table-cell office:value-type="float" office:value="11.1058911299">
                <text:p>11.1058911299</text:p>
              </table:table-cell>
              <table:table-cell office:value-type="float" office:value="3.23545979529">
                <text:p>3.23545979529</text:p>
              </table:table-cell>
              <table:table-cell office:value-type="float" office:value="10.7998141575">
                <text:p>10.7998141575</text:p>
              </table:table-cell>
              <table:table-cell office:value-type="float" office:value="3.4981484966">
                <text:p>3.4981484966</text:p>
              </table:table-cell>
              <table:table-cell office:value-type="float" office:value="11.3077784857">
                <text:p>11.3077784857</text:p>
              </table:table-cell>
              <table:table-cell office:value-type="float" office:value="2.91909834944">
                <text:p>2.91909834944</text:p>
              </table:table-cell>
              <table:table-cell office:value-type="float" office:value="11.1761070293">
                <text:p>11.1761070293</text:p>
              </table:table-cell>
            </table:table-row>
            <table:table-row>
              <table:table-cell office:value-type="string">
                <text:p>20.0</text:p>
              </table:table-cell>
              <table:table-cell office:value-type="float" office:value="11.7686381745">
                <text:p>11.7686381745</text:p>
              </table:table-cell>
              <table:table-cell office:value-type="float" office:value="11.1209329899">
                <text:p>11.1209329899</text:p>
              </table:table-cell>
              <table:table-cell office:value-type="float" office:value="NaN">
                <text:p>NaN</text:p>
              </table:table-cell>
              <table:table-cell office:value-type="float" office:value="10.5554165277">
                <text:p>10.5554165277</text:p>
              </table:table-cell>
              <table:table-cell office:value-type="float" office:value="9.05147551837">
                <text:p>9.05147551837</text:p>
              </table:table-cell>
              <table:table-cell office:value-type="float" office:value="14.3854281933">
                <text:p>14.3854281933</text:p>
              </table:table-cell>
              <table:table-cell office:value-type="float" office:value="10.5013023289">
                <text:p>10.5013023289</text:p>
              </table:table-cell>
              <table:table-cell office:value-type="float" office:value="-1.65402798238">
                <text:p>-1.65402798238</text:p>
              </table:table-cell>
              <table:table-cell office:value-type="float" office:value="11.5510068799">
                <text:p>11.5510068799</text:p>
              </table:table-cell>
              <table:table-cell office:value-type="float" office:value="2.54186339924">
                <text:p>2.54186339924</text:p>
              </table:table-cell>
              <table:table-cell office:value-type="float" office:value="10.8096180805">
                <text:p>10.8096180805</text:p>
              </table:table-cell>
              <table:table-cell office:value-type="float" office:value="2.43389278761">
                <text:p>2.43389278761</text:p>
              </table:table-cell>
              <table:table-cell office:value-type="float" office:value="12.0875689313">
                <text:p>12.0875689313</text:p>
              </table:table-cell>
              <table:table-cell office:value-type="float" office:value="1.23481467086">
                <text:p>1.23481467086</text:p>
              </table:table-cell>
              <table:table-cell office:value-type="float" office:value="11.8577178274">
                <text:p>11.85771782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2.5" chart:maximum="4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2.5" chart:maximum="4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09cm" svg:height="12.963cm" xlink:href=".." xlink:type="simple" chart:class="chart:scatter" chart:style-name="ch1">
        <chart:title svg:x="7.172cm" svg:y="0.395cm" chart:style-name="ch2">
          <text:p>pKa Exp vs. K_electro 4.15</text:p>
        </chart:title>
        <chart:legend chart:legend-position="end" svg:x="18.307cm" svg:y="5.186cm" style:legend-expansion="high" chart:style-name="ch3"/>
        <chart:plot-area chart:style-name="ch4" table:cell-range-address="Sheet1.E15:Sheet1.E15 Sheet1.J4:Sheet1.J4 Sheet1.E4:Sheet1.E4 Sheet1.E9:Sheet1.E9 Sheet1.E11:Sheet1.E11 Sheet1.E13:Sheet1.E13" chart:data-source-has-labels="both" svg:x="1.409cm" svg:y="1.459cm" svg:width="16.5cm" svg:height="10.264cm">
          <chartooo:coordinate-region svg:x="2.321cm" svg:y="1.658cm" svg:width="15.256cm" svg:height="9.418cm"/>
          <chart:axis chart:dimension="x" chart:name="primary-x" chart:style-name="ch5" chartooo:axis-type="auto">
            <chart:title svg:x="8.993cm" svg:y="11.982cm" chart:style-name="ch6">
              <text:p>pKa Exp</text:p>
            </chart:title>
            <chart:categories table:cell-range-address="Sheet1.E15:Sheet1.E15"/>
          </chart:axis>
          <chart:axis chart:dimension="y" chart:name="primary-y" chart:style-name="ch7">
            <chart:title svg:x="0.451cm" svg:y="7.257cm" chart:style-name="ch8">
              <text:p>pKa Sim</text:p>
            </chart:title>
            <chart:grid chart:style-name="ch9" chart:class="major"/>
          </chart:axis>
          <chart:series chart:style-name="ch10" chart:values-cell-range-address="Sheet1.E4:Sheet1.E4" chart:label-cell-address="res8" chart:class="chart:scatter">
            <chart:domain table:cell-range-address="Sheet1.J4:Sheet1.J4"/>
            <chart:data-point/>
          </chart:series>
          <chart:series chart:style-name="ch11" chart:values-cell-range-address="Sheet1.E9:Sheet1.E9" chart:label-cell-address="res17" chart:class="chart:scatter">
            <chart:domain table:cell-range-address="Sheet1.J9:Sheet1.J9"/>
            <chart:data-point/>
          </chart:series>
          <chart:series chart:style-name="ch12" chart:values-cell-range-address="Sheet1.E11:Sheet1.E11" chart:label-cell-address="res23" chart:class="chart:scatter">
            <chart:domain table:cell-range-address="Sheet1.J11:Sheet1.J11"/>
            <chart:data-point/>
          </chart:series>
          <chart:series chart:style-name="ch13" chart:values-cell-range-address="Sheet1.E13:Sheet1.E13" chart:label-cell-address="res38" chart:class="chart:scatter">
            <chart:domain table:cell-range-address="Sheet1.J13:Sheet1.J13"/>
            <chart:data-point/>
          </chart:series>
          <chart:series chart:style-name="ch14" chart:values-cell-range-address="Sheet1.E15:Sheet1.E15" chart:label-cell-address="res48" chart:class="chart:scatter">
            <chart:domain table:cell-range-address="Sheet1.J15:Sheet1.J1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s8</text:p>
              </table:table-cell>
              <table:table-cell office:value-type="string">
                <text:p/>
              </table:table-cell>
              <table:table-cell office:value-type="string">
                <text:p>res17</text:p>
              </table:table-cell>
              <table:table-cell office:value-type="string">
                <text:p/>
              </table:table-cell>
              <table:table-cell office:value-type="string">
                <text:p>res23</text:p>
              </table:table-cell>
              <table:table-cell office:value-type="string">
                <text:p/>
              </table:table-cell>
              <table:table-cell office:value-type="string">
                <text:p>res38</text:p>
              </table:table-cell>
              <table:table-cell office:value-type="string">
                <text:p/>
              </table:table-cell>
              <table:table-cell office:value-type="string">
                <text:p>res48</text:p>
              </table:table-cell>
            </table:table-row>
          </table:table-header-rows>
          <table:table-rows>
            <table:table-row>
              <table:table-cell office:value-type="float" office:value="3.8484005055">
                <text:p/>
                <draw:g>
                  <svg:desc>Sheet1.E15:Sheet1.E15</svg:desc>
                </draw:g>
              </table:table-cell>
              <table:table-cell office:value-type="float" office:value="3">
                <text:p>3</text:p>
                <draw:g>
                  <svg:desc>Sheet1.J4:Sheet1.J4</svg:desc>
                </draw:g>
              </table:table-cell>
              <table:table-cell office:value-type="float" office:value="2.51431260845">
                <text:p>2.51431260845</text:p>
                <draw:g>
                  <svg:desc>Sheet1.E4:Sheet1.E4</svg:desc>
                </draw:g>
              </table:table-cell>
              <table:table-cell office:value-type="float" office:value="3.6">
                <text:p>3.6</text:p>
                <draw:g>
                  <svg:desc>Sheet1.J9:Sheet1.J9</svg:desc>
                </draw:g>
              </table:table-cell>
              <table:table-cell office:value-type="float" office:value="3.20966250659">
                <text:p>3.20966250659</text:p>
                <draw:g>
                  <svg:desc>Sheet1.E9:Sheet1.E9</svg:desc>
                </draw:g>
              </table:table-cell>
              <table:table-cell office:value-type="float" office:value="3.1">
                <text:p>3.1</text:p>
                <draw:g>
                  <svg:desc>Sheet1.J11:Sheet1.J11</svg:desc>
                </draw:g>
              </table:table-cell>
              <table:table-cell office:value-type="float" office:value="3.67169773964">
                <text:p>3.67169773964</text:p>
                <draw:g>
                  <svg:desc>Sheet1.E11:Sheet1.E11</svg:desc>
                </draw:g>
              </table:table-cell>
              <table:table-cell office:value-type="float" office:value="4">
                <text:p>4</text:p>
                <draw:g>
                  <svg:desc>Sheet1.J13:Sheet1.J13</svg:desc>
                </draw:g>
              </table:table-cell>
              <table:table-cell office:value-type="float" office:value="4.01515761033">
                <text:p>4.01515761033</text:p>
                <draw:g>
                  <svg:desc>Sheet1.E13:Sheet1.E13</svg:desc>
                </draw:g>
              </table:table-cell>
              <table:table-cell office:value-type="float" office:value="4.2">
                <text:p>4.2</text:p>
                <draw:g>
                  <svg:desc>Sheet1.J15:Sheet1.J15</svg:desc>
                </draw:g>
              </table:table-cell>
              <table:table-cell office:value-type="float" office:value="3.8484005055">
                <text:p>3.8484005055</text:p>
                <draw:g>
                  <svg:desc>Sheet1.E15:Sheet1.E1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-1.6" chart:max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34cm" svg:height="11.768cm" xlink:href=".." xlink:type="simple" chart:class="chart:scatter" chart:style-name="ch1">
        <chart:title svg:x="8.018cm" svg:y="0.371cm" chart:style-name="ch2">
          <text:p>Delta pKa Exp/Sim</text:p>
        </chart:title>
        <chart:legend chart:legend-position="end" svg:x="18.332cm" svg:y="4.589cm" style:legend-expansion="high" chart:style-name="ch3"/>
        <chart:plot-area chart:style-name="ch4" table:cell-range-address="Sheet1.L4:Sheet1.M4 Sheet1.M13:Sheet1.M13 Sheet1.M9:Sheet1.M9 Sheet1.M11:Sheet1.M11 Sheet1.M15:Sheet1.M15" chart:data-source-has-labels="row" svg:x="1.409cm" svg:y="1.411cm" svg:width="16.525cm" svg:height="9.141cm">
          <chartooo:coordinate-region svg:x="1.793cm" svg:y="1.61cm" svg:width="15.809cm" svg:height="8.743cm"/>
          <chart:axis chart:dimension="x" chart:name="primary-x" chart:style-name="ch5">
            <chart:title svg:x="7.722cm" svg:y="10.787cm" chart:style-name="ch6">
              <text:p>Delta pKa Exp-Compound</text:p>
            </chart:title>
          </chart:axis>
          <chart:axis chart:dimension="y" chart:name="primary-y" chart:style-name="ch5">
            <chart:title svg:x="0.451cm" svg:y="7.93cm" chart:style-name="ch7">
              <text:p>Delta pKa Sim-Compound</text:p>
            </chart:title>
            <chart:grid chart:style-name="ch8" chart:class="major"/>
          </chart:axis>
          <chart:series chart:style-name="ch9" chart:values-cell-range-address="Sheet1.M4:Sheet1.M4" chart:label-cell-address="res8" chart:class="chart:scatter">
            <chart:domain table:cell-range-address="Sheet1.L4:Sheet1.L4"/>
            <chart:data-point/>
          </chart:series>
          <chart:series chart:style-name="ch10" chart:values-cell-range-address="Sheet1.M13:Sheet1.M13" chart:label-cell-address="res38" chart:class="chart:scatter">
            <chart:domain table:cell-range-address="Sheet1.L13:Sheet1.L13"/>
            <chart:data-point/>
          </chart:series>
          <chart:series chart:style-name="ch11" chart:values-cell-range-address="Sheet1.M9:Sheet1.M9" chart:label-cell-address="res17" chart:class="chart:scatter">
            <chart:domain table:cell-range-address="Sheet1.L9:Sheet1.L9"/>
            <chart:data-point/>
          </chart:series>
          <chart:series chart:style-name="ch12" chart:values-cell-range-address="Sheet1.M11:Sheet1.M11" chart:label-cell-address="res23" chart:class="chart:scatter">
            <chart:domain table:cell-range-address="Sheet1.L11:Sheet1.L11"/>
            <chart:data-point/>
          </chart:series>
          <chart:series chart:style-name="ch13" chart:values-cell-range-address="Sheet1.M15:Sheet1.M15" chart:label-cell-address="res48" chart:class="chart:scatter">
            <chart:domain table:cell-range-address="Sheet1.L15:Sheet1.L15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s8</text:p>
              </table:table-cell>
              <table:table-cell office:value-type="string">
                <text:p/>
              </table:table-cell>
              <table:table-cell office:value-type="string">
                <text:p>res38</text:p>
              </table:table-cell>
              <table:table-cell office:value-type="string">
                <text:p/>
              </table:table-cell>
              <table:table-cell office:value-type="string">
                <text:p>res17</text:p>
              </table:table-cell>
              <table:table-cell office:value-type="string">
                <text:p/>
              </table:table-cell>
              <table:table-cell office:value-type="string">
                <text:p>res23</text:p>
              </table:table-cell>
              <table:table-cell office:value-type="string">
                <text:p/>
              </table:table-cell>
              <table:table-cell office:value-type="string">
                <text:p>res48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1.03939633693">
                <text:p>-1.03939633693</text:p>
                <draw:g>
                  <svg:desc>Sheet1.L4:Sheet1.L4</svg:desc>
                </draw:g>
              </table:table-cell>
              <table:table-cell office:value-type="float" office:value="-1.52508372848">
                <text:p>-1.52508372848</text:p>
                <draw:g>
                  <svg:desc>Sheet1.M4:Sheet1.M4</svg:desc>
                </draw:g>
              </table:table-cell>
              <table:table-cell office:value-type="float" office:value="-0.52412875066">
                <text:p>-0.52412875066</text:p>
                <draw:g>
                  <svg:desc>Sheet1.L13:Sheet1.L13</svg:desc>
                </draw:g>
              </table:table-cell>
              <table:table-cell office:value-type="float" office:value="-0.50897114033">
                <text:p>-0.50897114033</text:p>
                <draw:g>
                  <svg:desc>Sheet1.M13:Sheet1.M13</svg:desc>
                </draw:g>
              </table:table-cell>
              <table:table-cell office:value-type="float" office:value="-0.91606904801">
                <text:p>-0.91606904801</text:p>
                <draw:g>
                  <svg:desc>Sheet1.L9:Sheet1.L9</svg:desc>
                </draw:g>
              </table:table-cell>
              <table:table-cell office:value-type="float" office:value="-1.30640654142">
                <text:p>-1.30640654142</text:p>
                <draw:g>
                  <svg:desc>Sheet1.M9:Sheet1.M9</svg:desc>
                </draw:g>
              </table:table-cell>
              <table:table-cell office:value-type="float" office:value="-0.90416880973">
                <text:p>-0.90416880973</text:p>
                <draw:g>
                  <svg:desc>Sheet1.L11:Sheet1.L11</svg:desc>
                </draw:g>
              </table:table-cell>
              <table:table-cell office:value-type="float" office:value="-0.33247107009">
                <text:p>-0.33247107009</text:p>
                <draw:g>
                  <svg:desc>Sheet1.M11:Sheet1.M11</svg:desc>
                </draw:g>
              </table:table-cell>
              <table:table-cell office:value-type="float" office:value="-0.3058278476">
                <text:p>-0.3058278476</text:p>
                <draw:g>
                  <svg:desc>Sheet1.L15:Sheet1.L15</svg:desc>
                </draw:g>
              </table:table-cell>
              <table:table-cell office:value-type="float" office:value="-0.6574273421">
                <text:p>-0.6574273421</text:p>
                <draw:g>
                  <svg:desc>Sheet1.M15:Sheet1.M1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-1.6" chart:max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legend chart:legend-position="end" svg:x="14.412cm" svg:y="3.207cm" style:legend-expansion="high" chart:style-name="ch2"/>
        <chart:plot-area chart:style-name="ch3" table:cell-range-address="Sheet1.L4:Sheet1.L4 Sheet1.Q4:Sheet1.Q4 Sheet1.Q9:Sheet1.Q9 Sheet1.Q11:Sheet1.Q11 Sheet1.Q13:Sheet1.Q13 Sheet1.Q15:Sheet1.Q15" chart:data-source-has-labels="row" svg:x="0.32cm" svg:y="0.18cm" svg:width="13.772cm" svg:height="8.645cm">
          <chartooo:coordinate-region svg:x="0.704cm" svg:y="0.379cm" svg:width="13.05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4:Sheet1.Q4" chart:label-cell-address="res8" chart:class="chart:scatter">
            <chart:domain table:cell-range-address="Sheet1.L4:Sheet1.L4"/>
            <chart:data-point/>
          </chart:series>
          <chart:series chart:style-name="ch7" chart:values-cell-range-address="Sheet1.Q9:Sheet1.Q9" chart:label-cell-address="res17" chart:class="chart:scatter">
            <chart:domain table:cell-range-address="Sheet1.L9:Sheet1.L9"/>
            <chart:data-point/>
          </chart:series>
          <chart:series chart:style-name="ch8" chart:values-cell-range-address="Sheet1.Q11:Sheet1.Q11" chart:label-cell-address="res23" chart:class="chart:scatter">
            <chart:domain table:cell-range-address="Sheet1.L11:Sheet1.L11"/>
            <chart:data-point/>
          </chart:series>
          <chart:series chart:style-name="ch9" chart:values-cell-range-address="Sheet1.Q13:Sheet1.Q13" chart:label-cell-address="res38" chart:class="chart:scatter">
            <chart:domain table:cell-range-address="Sheet1.L13:Sheet1.L13"/>
            <chart:data-point/>
          </chart:series>
          <chart:series chart:style-name="ch10" chart:values-cell-range-address="Sheet1.Q15:Sheet1.Q15" chart:label-cell-address="res48" chart:class="chart:scatter">
            <chart:domain table:cell-range-address="Sheet1.L15:Sheet1.L1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s8</text:p>
              </table:table-cell>
              <table:table-cell office:value-type="string">
                <text:p/>
              </table:table-cell>
              <table:table-cell office:value-type="string">
                <text:p>res17</text:p>
              </table:table-cell>
              <table:table-cell office:value-type="string">
                <text:p/>
              </table:table-cell>
              <table:table-cell office:value-type="string">
                <text:p>res23</text:p>
              </table:table-cell>
              <table:table-cell office:value-type="string">
                <text:p/>
              </table:table-cell>
              <table:table-cell office:value-type="string">
                <text:p>res38</text:p>
              </table:table-cell>
              <table:table-cell office:value-type="string">
                <text:p/>
              </table:table-cell>
              <table:table-cell office:value-type="string">
                <text:p>res48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1.03939633693">
                <text:p>-1.03939633693</text:p>
                <draw:g>
                  <svg:desc>Sheet1.L4:Sheet1.L4</svg:desc>
                </draw:g>
              </table:table-cell>
              <table:table-cell office:value-type="float" office:value="-2.13939633693">
                <text:p>-2.13939633693</text:p>
                <draw:g>
                  <svg:desc>Sheet1.Q4:Sheet1.Q4</svg:desc>
                </draw:g>
              </table:table-cell>
              <table:table-cell office:value-type="float" office:value="-0.91606904801">
                <text:p>-0.91606904801</text:p>
                <draw:g>
                  <svg:desc>Sheet1.L9:Sheet1.L9</svg:desc>
                </draw:g>
              </table:table-cell>
              <table:table-cell office:value-type="float" office:value="-1.51606904801">
                <text:p>-1.51606904801</text:p>
                <draw:g>
                  <svg:desc>Sheet1.Q9:Sheet1.Q9</svg:desc>
                </draw:g>
              </table:table-cell>
              <table:table-cell office:value-type="float" office:value="-0.90416880973">
                <text:p>-0.90416880973</text:p>
                <draw:g>
                  <svg:desc>Sheet1.L11:Sheet1.L11</svg:desc>
                </draw:g>
              </table:table-cell>
              <table:table-cell office:value-type="float" office:value="-0.80416880973">
                <text:p>-0.80416880973</text:p>
                <draw:g>
                  <svg:desc>Sheet1.Q11:Sheet1.Q11</svg:desc>
                </draw:g>
              </table:table-cell>
              <table:table-cell office:value-type="float" office:value="-0.52412875066">
                <text:p>-0.52412875066</text:p>
                <draw:g>
                  <svg:desc>Sheet1.L13:Sheet1.L13</svg:desc>
                </draw:g>
              </table:table-cell>
              <table:table-cell office:value-type="float" office:value="-0.92412875066">
                <text:p>-0.92412875066</text:p>
                <draw:g>
                  <svg:desc>Sheet1.Q13:Sheet1.Q13</svg:desc>
                </draw:g>
              </table:table-cell>
              <table:table-cell office:value-type="float" office:value="-0.3058278476">
                <text:p>-0.3058278476</text:p>
                <draw:g>
                  <svg:desc>Sheet1.L15:Sheet1.L15</svg:desc>
                </draw:g>
              </table:table-cell>
              <table:table-cell office:value-type="float" office:value="-1.0058278476">
                <text:p>-1.0058278476</text:p>
                <draw:g>
                  <svg:desc>Sheet1.Q15:Sheet1.Q1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